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MessageUtil.getDate( MimeMessage 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imeMessageUtil.getSender( MimeMessage msg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imeMessageUtil.getSenderEmail( MimeMessage ms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imeMessageUtil.flattenMessage( MimeMessage message , ContentTypePreference ctP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meMessageUtil.flattenMessageHelper( MimePart part , ContentTypePreference ctPref , List 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imeMessageUtil.getSubject( MimeMessage ms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imeMessageUtil.getID( MimeMessage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